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 fo:padding="0cm" fo:border="none"/>
      <style:text-properties fo:color="#888888" style:font-name="Helvetica" fo:font-size="12pt" fo:letter-spacing="normal" fo:font-style="italic" fo:font-weight="normal"/>
    </style:style>
    <style:style style:name="T1" style:family="text">
      <style:text-properties officeooo:rsid="00056319"/>
    </style:style>
    <style:style style:name="T2" style:family="text">
      <style:text-properties fo:font-weight="bold" officeooo:rsid="00056319" style:font-weight-asian="bold" style:font-weight-complex="bold"/>
    </style:style>
    <style:style style:name="T3" style:family="text">
      <style:text-properties fo:font-weight="normal" officeooo:rsid="00056319" style:font-weight-asian="normal" style:font-weight-complex="normal"/>
    </style:style>
    <style:style style:name="T4" style:family="text">
      <style:text-properties fo:font-weight="normal" officeooo:rsid="00074080" style:font-weight-asian="normal" style:font-weight-complex="normal"/>
    </style:style>
    <style:style style:name="T5" style:family="text">
      <style:text-properties officeooo:rsid="00074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deo Downloader - это самый продвинутый инструмент для хранения ваших любимых видео.</text:p>
      <text:p text:style-name="P1">С помощью Video Downloader вы можете легко сохранять все свои любимые видео прямо в виде файлов MOV и AVI, чтобы их можно было смотреть на любом устройстве. Video Downloader также извлекает субтитры для видео из разных источников, и вы можете настроить его на автоматическую загрузку субтитров на любом языке. Video Downloader также позволяет сохранять серии видео сразу и превращать их в один файл.</text:p>
      <text:p text:style-name="P1">Программа для загрузки видео особенно хорошо работает на соединениях с низкой пропускной способностью, поскольку сжимает файлы перед их отправкой, увеличивая скорость загрузки до 60%.</text:p>
      <text:p text:style-name="P1">Просто нажмите кнопку «Загрузчик видео» при посещении страницы, содержащей видео, которое вы хотите загрузить, затем выберите дополнительные настройки или просто нажмите «Продолжить», чтобы загрузить один видеофайл.</text:p>
      <text:p text:style-name="Standard"><text:span text:style-name="T4">Кастом элементов ВКонтакте — это самый простой способ переименовать вкладки в социальной сети ВКонтакте.\n\nС помощью \"Кастом элементов ВКонтакте\" вы можете легко переименовывать все названия из левого столбца (\"Моя страница\", \"Новости\", \"Мессенджер\", \"Звонки\", \"Друзья\", \"Сообщества\" и т.д), чтобы придать уникальности своему браузеру. \"Кастом элементов ВКонтакте\" также имеет интуитивно-понятный интерфейс для переименования, а еще является полностью бесплатным\n\nДля того чтобы переименовать тот или иной элемент достаточно просто зайти на страницу настроек (Расширения =&gt; Управление расширениями =&gt; в открывшемся меню найдите наше расширение, а затем нажмите на кнопку \"Настройки\", которая будет расположена ниже) и в поле предназначенном для интересующего элемента записать новое название, а затем нажать кнопку \"Сохранить\", которая находиться в самом низу страницы, новые параметры сохраняться даже после перезагрузки компьютера или перезапуска браузера. После сохранения параметра откройте сайт Вконтакте или перезагрузите уже открытую страницу и вы увидите изменени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6:59:48.073156353</meta:creation-date>
    <dc:date>2022-01-29T17:25:59.914510409</dc:date>
    <meta:editing-duration>PT4M11S</meta:editing-duration>
    <meta:editing-cycles>1</meta:editing-cycles>
    <meta:document-statistic meta:table-count="0" meta:image-count="0" meta:object-count="0" meta:page-count="1" meta:paragraph-count="5" meta:word-count="259" meta:character-count="1977" meta:non-whitespace-character-count="1722"/>
    <meta:generator>LibreOffice/6.4.7.2$Linux_X86_64 LibreOffice_project/40$Build-2</meta:generator>
  </office:meta>
</office:document-meta>
</file>